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Rpm dum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draw:z-index="3" draw:id="id2" draw:style-name="a2" draw:name="Chart 5" svg:x="0.0625in" svg:y="0.17708in" svg:width="11.97917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2.7" table:style-name="ce1">
            <text:p>322.7</text:p>
            <draw:frame draw:z-index="6" draw:id="id5" draw:style-name="a5" draw:name="Chart 8" svg:x="0.5in" svg:y="0.11458in" svg:width="11.58333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8.66" table:style-name="ce1">
            <text:p>438.6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0.58000000000004" table:style-name="ce1">
            <text:p>530.5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0.07000000000005" table:style-name="ce1">
            <text:p>600.07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5.79999999999995" table:style-name="ce1">
            <text:p>645.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79.81" table:style-name="ce1">
            <text:p>679.8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8.82" table:style-name="ce1">
            <text:p>708.8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32.74" table:style-name="ce1">
            <text:p>732.7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53.62" table:style-name="ce1">
            <text:p>753.6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1.25" table:style-name="ce1">
            <text:p>771.25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84.19" table:style-name="ce1">
            <text:p>784.1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92.14" table:style-name="ce2">
            <text:p>792.1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01.54" table:style-name="ce1">
            <text:p>801.5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2.01" table:style-name="ce1">
            <text:p>822.0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32.45" table:style-name="ce2">
            <text:p>832.4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08.71" table:style-name="ce1">
            <text:p>808.71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77.77" table:style-name="ce1">
            <text:p>777.77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7.79" table:style-name="ce1">
            <text:p>747.7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17.43" table:style-name="ce1">
            <text:p>717.43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89.34" table:style-name="ce1">
            <text:p>689.34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61.52" table:style-name="ce1">
            <text:p>661.5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34.79" table:style-name="ce1">
            <text:p>634.7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08.72" table:style-name="ce1">
            <text:p>608.7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3.98" table:style-name="ce1">
            <text:p>583.98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0.22" table:style-name="ce1">
            <text:p>560.22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37.19000000000005" table:style-name="ce1">
            <text:p>537.19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4.86" table:style-name="ce1">
            <text:p>514.8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3.18" table:style-name="ce1">
            <text:p>493.18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2.28" table:style-name="ce1">
            <text:p>472.2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9.54" table:style-name="ce1">
            <text:p>479.54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0.38" table:style-name="ce1">
            <text:p>580.38</text:p>
          </table:table-cell>
          <table:table-cell table:number-columns-repeated="16382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00.25" table:style-name="ce1">
            <text:p>700.25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7.66" table:style-name="ce1">
            <text:p>797.66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85.69" table:style-name="ce1">
            <text:p>885.69</text:p>
          </table:table-cell>
          <table:table-cell table:number-columns-repeated="1638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68.99" table:style-name="ce1">
            <text:p>968.99</text:p>
          </table:table-cell>
          <table:table-cell table:number-columns-repeated="16382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45.08" table:style-name="ce1">
            <text:p>1045.08</text:p>
          </table:table-cell>
          <table:table-cell table:number-columns-repeated="1638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06.1099999999999" table:style-name="ce1">
            <text:p>1106.11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46.7" table:style-name="ce1">
            <text:p>1146.7</text:p>
          </table:table-cell>
          <table:table-cell table:number-columns-repeated="16382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70.05" table:style-name="ce1">
            <text:p>1170.05</text:p>
          </table:table-cell>
          <table:table-cell table:number-columns-repeated="16382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3.1500000000001" table:style-name="ce1">
            <text:p>1183.15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1.33" table:style-name="ce1">
            <text:p>1191.33</text:p>
          </table:table-cell>
          <table:table-cell table:number-columns-repeated="16382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2.5" table:style-name="ce1">
            <text:p>1202.5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15.56" table:style-name="ce1">
            <text:p>1215.56</text:p>
          </table:table-cell>
          <table:table-cell table:number-columns-repeated="16382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23.19" table:style-name="ce1">
            <text:p>1223.19</text:p>
          </table:table-cell>
          <table:table-cell table:style-name="ce1"/>
          <table:table-cell office:value-type="float" office:value="49.052068771000414" table:formula="msoxl:=60000/B47" table:style-name="ce1">
            <text:p>49.0520687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09.97" table:style-name="ce1">
            <text:p>1209.97</text:p>
          </table:table-cell>
          <table:table-cell table:style-name="ce1"/>
          <table:table-cell office:value-type="float" office:value="49.588006314206133" table:formula="msoxl:=60000/B48" table:style-name="ce1">
            <text:p>49.588006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70.5899999999999" table:style-name="ce1">
            <text:p>1170.59</text:p>
          </table:table-cell>
          <table:table-cell table:style-name="ce1"/>
          <table:table-cell office:value-type="float" office:value="51.256204136375679" table:formula="msoxl:=60000/B49" table:style-name="ce1">
            <text:p>51.256204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26.3" table:style-name="ce1">
            <text:p>1126.3</text:p>
          </table:table-cell>
          <table:table-cell table:style-name="ce1"/>
          <table:table-cell office:value-type="float" office:value="53.271774837965019" table:formula="msoxl:=60000/B50" table:style-name="ce1">
            <text:p>53.2717748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82.8" table:style-name="ce1">
            <text:p>1082.8</text:p>
          </table:table-cell>
          <table:table-cell table:style-name="ce1"/>
          <table:table-cell office:value-type="float" office:value="55.411895086811974" table:formula="msoxl:=60000/B51" table:style-name="ce1">
            <text:p>55.4118950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040.73" table:style-name="ce1">
            <text:p>1040.73</text:p>
          </table:table-cell>
          <table:table-cell table:style-name="ce1"/>
          <table:table-cell office:value-type="float" office:value="57.651840535009079" table:formula="msoxl:=60000/B52" table:style-name="ce1">
            <text:p>57.651840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00.07" table:style-name="ce1">
            <text:p>1000.07</text:p>
          </table:table-cell>
          <table:table-cell table:style-name="ce1"/>
          <table:table-cell office:value-type="float" office:value="59.995800293979421" table:formula="msoxl:=60000/B53" table:style-name="ce1">
            <text:p>59.9958002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59.14" table:style-name="ce1">
            <text:p>959.14</text:p>
          </table:table-cell>
          <table:table-cell table:style-name="ce1"/>
          <table:table-cell office:value-type="float" office:value="62.556039785641303" table:formula="msoxl:=60000/B54" table:style-name="ce1">
            <text:p>62.5560397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22.17" table:style-name="ce1">
            <text:p>922.17</text:p>
          </table:table-cell>
          <table:table-cell table:style-name="ce1"/>
          <table:table-cell office:value-type="float" office:value="65.063925306613754" table:formula="msoxl:=60000/B55" table:style-name="ce1">
            <text:p>65.0639253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85.64" table:style-name="ce1">
            <text:p>885.64</text:p>
          </table:table-cell>
          <table:table-cell table:style-name="ce1"/>
          <table:table-cell office:value-type="float" office:value="67.74761754211643" table:formula="msoxl:=60000/B56" table:style-name="ce1">
            <text:p>67.7476175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50.97" table:style-name="ce1">
            <text:p>850.97</text:p>
          </table:table-cell>
          <table:table-cell table:style-name="ce1"/>
          <table:table-cell office:value-type="float" office:value="70.507773482026394" table:formula="msoxl:=60000/B57" table:style-name="ce1">
            <text:p>70.5077734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17.13" table:style-name="ce1">
            <text:p>817.13</text:p>
          </table:table-cell>
          <table:table-cell table:style-name="ce1"/>
          <table:table-cell office:value-type="float" office:value="73.427728757969973" table:formula="msoxl:=60000/B58" table:style-name="ce1">
            <text:p>73.4277287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4.97" table:style-name="ce1">
            <text:p>784.97</text:p>
          </table:table-cell>
          <table:table-cell table:style-name="ce1"/>
          <table:table-cell office:value-type="float" office:value="76.4360421417379" table:formula="msoxl:=60000/B59" table:style-name="ce1">
            <text:p>76.4360421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53.09" table:style-name="ce1">
            <text:p>753.09</text:p>
          </table:table-cell>
          <table:table-cell table:style-name="ce1"/>
          <table:table-cell office:value-type="float" office:value="79.671752380193595" table:formula="msoxl:=60000/B60" table:style-name="ce1">
            <text:p>79.6717523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3.34" table:style-name="ce1">
            <text:p>723.34</text:p>
          </table:table-cell>
          <table:table-cell table:style-name="ce1"/>
          <table:table-cell office:value-type="float" office:value="82.948544253048354" table:formula="msoxl:=60000/B61" table:style-name="ce1">
            <text:p>82.9485442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3.93" table:style-name="ce1">
            <text:p>693.93</text:p>
          </table:table-cell>
          <table:table-cell table:style-name="ce1"/>
          <table:table-cell office:value-type="float" office:value="86.464052570143963" table:formula="msoxl:=60000/B62" table:style-name="ce1">
            <text:p>86.4640525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5.48" table:style-name="ce1">
            <text:p>665.48</text:p>
          </table:table-cell>
          <table:table-cell table:style-name="ce1"/>
          <table:table-cell office:value-type="float" office:value="90.160485664482778" table:formula="msoxl:=60000/B63" table:style-name="ce1">
            <text:p>90.1604856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8.76" table:style-name="ce1">
            <text:p>638.76</text:p>
          </table:table-cell>
          <table:table-cell table:style-name="ce1"/>
          <table:table-cell office:value-type="float" office:value="93.931993236896488" table:formula="msoxl:=60000/B64" table:style-name="ce1">
            <text:p>93.9319932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3.02" table:style-name="ce1">
            <text:p>613.02</text:p>
          </table:table-cell>
          <table:table-cell table:style-name="ce1"/>
          <table:table-cell office:value-type="float" office:value="97.876088871488705" table:formula="msoxl:=60000/B65" table:style-name="ce1">
            <text:p>97.8760888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90.64" table:style-name="ce1">
            <text:p>590.64</text:p>
          </table:table-cell>
          <table:table-cell table:style-name="ce1"/>
          <table:table-cell office:value-type="float" office:value="101.58472165786266" table:formula="msoxl:=60000/B66" table:style-name="ce1">
            <text:p>101.584721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2.71" table:style-name="ce1">
            <text:p>652.71</text:p>
          </table:table-cell>
          <table:table-cell table:style-name="ce1"/>
          <table:table-cell office:value-type="float" office:value="91.924438111872036" table:formula="msoxl:=60000/B67" table:style-name="ce1">
            <text:p>91.924438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29.23" table:style-name="ce1">
            <text:p>829.23</text:p>
          </table:table-cell>
          <table:table-cell table:style-name="ce1"/>
          <table:table-cell office:value-type="float" office:value="72.35628233421366" table:formula="msoxl:=60000/B68" table:style-name="ce1">
            <text:p>72.3562823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94.43" table:style-name="ce1">
            <text:p>994.43</text:p>
          </table:table-cell>
          <table:table-cell table:style-name="ce1"/>
          <table:table-cell office:value-type="float" office:value="60.336071920597732" table:formula="msoxl:=60000/B69" table:style-name="ce1">
            <text:p>60.336071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121.24" table:style-name="ce1">
            <text:p>1121.24</text:p>
          </table:table-cell>
          <table:table-cell table:style-name="ce1"/>
          <table:table-cell office:value-type="float" office:value="53.51218294031608" table:formula="msoxl:=60000/B70" table:style-name="ce1">
            <text:p>53.5121829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26.0899999999999" table:style-name="ce1">
            <text:p>1226.09</text:p>
          </table:table-cell>
          <table:table-cell table:style-name="ce1"/>
          <table:table-cell office:value-type="float" office:value="48.93604874030455" table:formula="msoxl:=60000/B71" table:style-name="ce1">
            <text:p>48.9360487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318.91" table:style-name="ce1">
            <text:p>1318.91</text:p>
          </table:table-cell>
          <table:table-cell table:style-name="ce1"/>
          <table:table-cell office:value-type="float" office:value="45.492110909766396" table:formula="msoxl:=60000/B72" table:style-name="ce1">
            <text:p>45.4921109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05.55" table:style-name="ce1">
            <text:p>1405.55</text:p>
          </table:table-cell>
          <table:table-cell table:number-columns-repeated="1638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80.17" table:style-name="ce1">
            <text:p>1480.17</text:p>
          </table:table-cell>
          <table:table-cell table:number-columns-repeated="16382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46.07" table:style-name="ce1">
            <text:p>1546.07</text:p>
          </table:table-cell>
          <table:table-cell table:number-columns-repeated="16382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597.78" table:style-name="ce1">
            <text:p>1597.78</text:p>
          </table:table-cell>
          <table:table-cell table:number-columns-repeated="16382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37.91" table:style-name="ce1">
            <text:p>1637.91</text:p>
          </table:table-cell>
          <table:table-cell table:number-columns-repeated="4" table:style-name="ce1"/>
          <table:table-cell table:style-name="ce1">
            <draw:frame draw:z-index="4" draw:id="id3" draw:style-name="a3" draw:name="Chart 6" svg:x="0.0625in" svg:y="0.156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67.41" table:style-name="ce1">
            <text:p>1667.41</text:p>
          </table:table-cell>
          <table:table-cell table:number-columns-repeated="16382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685.58" table:style-name="ce1">
            <text:p>1685.58</text:p>
          </table:table-cell>
          <table:table-cell table:number-columns-repeated="1638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91.86" table:style-name="ce1">
            <text:p>1691.86</text:p>
          </table:table-cell>
          <table:table-cell table:number-columns-repeated="16382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90.9" table:style-name="ce1">
            <text:p>1690.9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676.73" table:style-name="ce1">
            <text:p>1676.73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644.92" table:style-name="ce1">
            <text:p>1644.92</text:p>
          </table:table-cell>
          <table:table-cell table:number-columns-repeated="3"/>
          <table:table-cell table:style-name="ce1">
            <draw:frame draw:z-index="1" draw:id="id0" draw:style-name="a0" draw:name="Chart 2" svg:x="0.23958in" svg:y="0.07292in" svg:width="11.781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597.27" table:style-name="ce1">
            <text:p>1597.27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535" table:style-name="ce1">
            <text:p>153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76.67" table:style-name="ce1">
            <text:p>1476.67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20.59" table:style-name="ce1">
            <text:p>1420.59</text:p>
          </table:table-cell>
          <table:table-cell table:number-columns-repeated="4"/>
          <table:table-cell table:style-name="ce1">
            <draw:frame draw:z-index="5" draw:id="id4" draw:style-name="a4" draw:name="Chart 7" svg:x="0.0625in" svg:y="0.12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68.49" table:style-name="ce1">
            <text:p>1368.49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314.64" table:style-name="ce1">
            <text:p>1314.64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264.97" table:style-name="ce1">
            <text:p>1264.97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18.1300000000001" table:style-name="ce1">
            <text:p>1218.13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icros dump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116" table:style-name="ce1">
            <text:p>3116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40" table:style-name="ce1">
            <text:p>304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436" table:style-name="ce1">
            <text:p>343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40" table:style-name="ce1">
            <text:p>244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88" table:style-name="ce1">
            <text:p>488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24" table:style-name="ce1">
            <text:p>3124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040" table:style-name="ce1">
            <text:p>304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436" table:style-name="ce1">
            <text:p>3436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440" table:style-name="ce1">
            <text:p>244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80" table:style-name="ce1">
            <text:p>48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124" table:style-name="ce1">
            <text:p>3124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040" table:style-name="ce1">
            <text:p>304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432" table:style-name="ce1">
            <text:p>3432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444" table:style-name="ce1">
            <text:p>2444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32" table:style-name="ce1">
            <text:p>232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36" table:style-name="ce1">
            <text:p>636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92" table:style-name="ce1">
            <text:p>3192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88" table:style-name="ce1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88" table:style-name="ce1">
            <text:p>2588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40" table:style-name="ce1">
            <text:p>640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188" table:style-name="ce1">
            <text:p>318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588" table:style-name="ce1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588" table:style-name="ce1">
            <text:p>2588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36" table:style-name="ce1">
            <text:p>636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040" table:style-name="ce1">
            <text:p>3040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436" table:style-name="ce1">
            <text:p>3436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444" table:style-name="ce1">
            <text:p>244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80" table:style-name="ce1">
            <text:p>480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036" table:style-name="ce1">
            <text:p>3036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460" table:style-name="ce1">
            <text:p>3460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436" table:style-name="ce1">
            <text:p>243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80" table:style-name="ce1">
            <text:p>48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040" table:style-name="ce1">
            <text:p>3040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460" table:style-name="ce1">
            <text:p>3460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536" table:style-name="ce1">
            <text:p>2536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80" table:style-name="ce1">
            <text:p>280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36" table:style-name="ce1">
            <text:p>636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332" table:style-name="ce1">
            <text:p>3332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580" table:style-name="ce1">
            <text:p>3580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616" table:style-name="ce1">
            <text:p>3616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592" table:style-name="ce1">
            <text:p>2592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32" table:style-name="ce1">
            <text:p>632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336" table:style-name="ce1">
            <text:p>3336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588" table:style-name="ce1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620" table:style-name="ce1">
            <text:p>3620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588" table:style-name="ce1">
            <text:p>2588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36" table:style-name="ce1">
            <text:p>636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340" table:style-name="ce1">
            <text:p>3340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584" table:style-name="ce1">
            <text:p>3584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608" table:style-name="ce1">
            <text:p>3608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584" table:style-name="ce1">
            <text:p>2584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88" table:style-name="ce1">
            <text:p>488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184" table:style-name="ce1">
            <text:p>3184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436" table:style-name="ce1">
            <text:p>3436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468" table:style-name="ce1">
            <text:p>3468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436" table:style-name="ce1">
            <text:p>2436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476" table:style-name="ce1">
            <text:p>476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84" table:style-name="ce1">
            <text:p>3184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428" table:style-name="ce1">
            <text:p>3428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468" table:style-name="ce1">
            <text:p>3468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444" table:style-name="ce1">
            <text:p>244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28" table:style-name="ce1">
            <text:p>128</text:p>
          </table:table-cell>
          <table:table-cell/>
          <table:table-cell table:style-name="ce1">
            <draw:frame draw:z-index="2" draw:id="id1" draw:style-name="a1" draw:name="Chart 3" svg:x="0.44792in" svg:y="0.1875in" svg:width="9.42708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80" table:style-name="ce1">
            <text:p>48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192" table:style-name="ce1">
            <text:p>3192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448" table:style-name="ce1">
            <text:p>3448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572" table:style-name="ce1">
            <text:p>3572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588" table:style-name="ce1">
            <text:p>2588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628" table:style-name="ce1">
            <text:p>628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328" table:style-name="ce1">
            <text:p>3328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580" table:style-name="ce1">
            <text:p>358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616" table:style-name="ce1">
            <text:p>3616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580" table:style-name="ce1">
            <text:p>2580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71.56" table:style-name="ce1">
            <text:p>671.5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45.69000000000005" table:style-name="ce1">
            <text:p>645.69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07.16" table:style-name="ce1">
            <text:p>607.16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91.95000000000005" table:style-name="ce1">
            <text:p>591.95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14.53" table:style-name="ce1">
            <text:p>614.53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85.53" table:style-name="ce1">
            <text:p>685.53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798.13" table:style-name="ce1">
            <text:p>798.13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86.37" table:style-name="ce1">
            <text:p>886.37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43.15" table:style-name="ce1">
            <text:p>343.15</text:p>
          </table:table-cell>
          <table:table-cell table:number-columns-repeated="16382"/>
        </table:table-row>
        <table:table-row table:number-rows-repeated="104838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eve Aitken</meta:initial-creator>
    <dc:creator>Steve Aitken</dc:creator>
    <meta:creation-date>2015-11-08T15:14:30Z</meta:creation-date>
    <dc:date>2015-11-08T21:33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848.2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D$3:.$D$91" chart:class="chart:line" chart:attached-axis="primary-y" chart:style-name="G0S0">
            <chart:data-point chart:repeated="8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678.7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D$3:.$D$191" chart:class="chart:line" chart:attached-axis="primary-y" chart:style-name="G0S0">
            <chart:data-point chart:repeated="18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862.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1:.$B$191" chart:class="chart:line" chart:attached-axis="primary-y" chart:style-name="G0S0">
            <chart:data-point chart:repeated="19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:.$B$90" chart:class="chart:line" chart:attached-axis="primary-y" chart:style-name="G0S0">
            <chart:data-point chart:repeated="8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92:.$B$19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83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:.$B$91" chart:class="chart:line" chart:attached-axis="primary-y" chart:style-name="G0S0">
            <chart:data-point chart:repeated="9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